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13c216" officeooo:paragraph-rsid="0013c216"/>
    </style:style>
    <style:style style:name="T1" style:family="text">
      <style:text-properties officeooo:rsid="0015ae40"/>
    </style:style>
    <style:style style:name="T2" style:family="text">
      <style:text-properties officeooo:rsid="0017eb2b"/>
    </style:style>
    <style:style style:name="T3" style:family="text">
      <style:text-properties officeooo:rsid="001924ff"/>
    </style:style>
    <style:style style:name="T4" style:family="text">
      <style:text-properties officeooo:rsid="001b8ed9"/>
    </style:style>
    <style:style style:name="T5" style:family="text">
      <style:text-properties officeooo:rsid="001c7dcd"/>
    </style:style>
    <style:style style:name="T6" style:family="text">
      <style:text-properties officeooo:rsid="001d5cef"/>
    </style:style>
    <style:style style:name="T7" style:family="text">
      <style:text-properties officeooo:rsid="001ec95c"/>
    </style:style>
    <style:style style:name="T8" style:family="text">
      <style:text-properties officeooo:rsid="001f2e3d"/>
    </style:style>
    <style:style style:name="T9" style:family="text">
      <style:text-properties officeooo:rsid="0020c5e4"/>
    </style:style>
    <style:style style:name="T10" style:family="text">
      <style:text-properties officeooo:rsid="0022507c"/>
    </style:style>
    <style:style style:name="T11" style:family="text">
      <style:text-properties officeooo:rsid="0023e6dd"/>
    </style:style>
    <style:style style:name="T12" style:family="text">
      <style:text-properties officeooo:rsid="00253d2d"/>
    </style:style>
    <style:style style:name="T13" style:family="text">
      <style:text-properties officeooo:rsid="002721b3"/>
    </style:style>
    <style:style style:name="T14" style:family="text">
      <style:text-properties officeooo:rsid="00276af6"/>
    </style:style>
    <style:style style:name="T15" style:family="text">
      <style:text-properties officeooo:rsid="0027a259"/>
    </style:style>
    <style:style style:name="T16" style:family="text">
      <style:text-properties officeooo:rsid="0028ca74"/>
    </style:style>
    <style:style style:name="T17" style:family="text">
      <style:text-properties officeooo:rsid="002a6b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ИНА</text:p>
      <text:p text:style-name="P1"/>
      <text:p text:style-name="P1">Нина не спала уже четыре дня. Её глаза закрывались, но она не могла уснуть.</text:p>
      <text:p text:style-name="P1">Ей приходилось ходить на работу и <text:span text:style-name="T11">стараться </text:span>там что-то делать. Она возвращалась домой в свою однокомнатную квартиру, ела и пыталась уснуть. Все её мысли были о сне.</text:p>
      <text:p text:style-name="P1"><text:span text:style-name="T2">Вечером, после работы</text:span> к Нине пришла её подруга Катя. Она беспокоилась за <text:span text:style-name="T3">свою подругу</text:span> и хотела поговорить с ней.</text:p>
      <text:p text:style-name="P1">- Привет, как дела?</text:p>
      <text:p text:style-name="P1">- Не очень,- <text:span text:style-name="T12">измученным голосом </text:span>ответила Нина. Мне кажется я уже сошла с ума. <text:span text:style-name="T13">Я</text:span> вижу чертей. Они говорят со мной. А есть один маленький чёртик, <text:span text:style-name="T13">я</text:span> зову его «Тото». Он такой злой, но <text:span text:style-name="T4">очень</text:span> милый. Всё время сидит на <text:span text:style-name="T14">дверце</text:span> шкаф<text:span text:style-name="T14">а</text:span> и улыбается мне.</text:p>
      <text:p text:style-name="P1">- Думаю, тебе стоит обратиться к специалисту,- <text:span text:style-name="T5">обеспокоенно</text:span> сказала Катя. Это уже ненормально. Я читала, что если не спать неделю, то человек может умереть.</text:p>
      <text:p text:style-name="P1">- Я не умру! <text:span text:style-name="T6">ТЫ УМРЁШЬ</text:span>! - <text:span text:style-name="T15">з</text:span><text:span text:style-name="T6">акричала</text:span> Нина <text:span text:style-name="T6">и </text:span>вонзила нож в горло <text:span text:style-name="T16">своей подруге</text:span>, <text:span text:style-name="T7">а затем</text:span> провернула его. Кровь <text:span text:style-name="T8">из шеи </text:span>потекла ручьём, а тело Кати рухнуло на пол.</text:p>
      <text:p text:style-name="P1">- Тото будет доволен,- прошептала Нина. <text:span text:style-name="T9">На её лице была улыбка. </text:span><text:span text:style-name="T17">Девушка</text:span> медленно пошла к кровати. <text:span text:style-name="T10">У</text:span>пала <text:span text:style-name="T1">на мягкую поверхность </text:span>и заснул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20:35:49.085306409</meta:creation-date>
    <dc:date>2022-12-01T21:12:29.638246544</dc:date>
    <meta:editing-duration>PT56M25S</meta:editing-duration>
    <meta:editing-cycles>29</meta:editing-cycles>
    <meta:generator>LibreOffice/7.4.2.3$Linux_X86_64 LibreOffice_project/40$Build-3</meta:generator>
    <meta:document-statistic meta:table-count="0" meta:image-count="0" meta:object-count="0" meta:page-count="1" meta:paragraph-count="9" meta:word-count="187" meta:character-count="1066" meta:non-whitespace-character-count="888"/>
  </office:meta>
</office:document-meta>
</file>